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T1" style:family="text">
      <style:text-properties officeooo:rsid="001c581e"/>
    </style:style>
    <style:style style:name="T2" style:family="text">
      <style:text-properties officeooo:rsid="001d79c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ahier des Charges - Système de Notification Push</text:h>
      <text:h text:style-name="Heading_20_2" text:outline-level="2">1. Introduction et Objectifs</text:h>
      <text:h text:style-name="Heading_20_3" text:outline-level="3">1.1 Contexte</text:h>
      <text:p text:style-name="Text_20_body">Ce document a pour but de définir les spécifications fonctionnelles et techniques pour la conception et le développement d'une application de bureau multiplateforme (Windows, Linux, macOS). L'application, nommée "<text:span text:style-name="T1">Push System </text:span><text:span text:style-name="T2">Notifier</text:span><text:span text:style-name="T1"> G20</text:span>", est un outil de communication de masse destiné à un administrateur pour envoyer des notifications par SMS et par Email à une base de contacts.</text:p>
      <text:h text:style-name="Heading_20_3" text:outline-level="3">1.2 Objectifs Principaux</text:h>
      <text:list text:style-name="L1">
        <text:list-item>
          <text:p text:style-name="P1"><text:span text:style-name="Strong_20_Emphasis">Centralisation :</text:span> Fournir une interface unique pour gérer les contacts, les groupes et les campagnes de notification.</text:p>
        </text:list-item>
        <text:list-item>
          <text:p text:style-name="P1"><text:span text:style-name="Strong_20_Emphasis">Flexibilité :</text:span> Permettre l'envoi de messages par deux canaux distincts (SMS et Email), soit individuellement, soit simultanément.</text:p>
        </text:list-item>
        <text:list-item>
          <text:p text:style-name="P1"><text:span text:style-name="Strong_20_Emphasis">Automatisation :</text:span> Offrir une fonctionnalité de planification pour programmer des envois à une date et une heure ultérieures.</text:p>
        </text:list-item>
        <text:list-item>
          <text:p text:style-name="P1"><text:span text:style-name="Strong_20_Emphasis">Suivi :</text:span> Assurer une traçabilité complète des envois via un tableau de bord statistique et un historique détaillé.</text:p>
        </text:list-item>
        <text:list-item>
          <text:p text:style-name="P1"><text:span text:style-name="Strong_20_Emphasis">Sécurité :</text:span> Protéger l'accès à l'application par un système d'authentification pour l'administrateur.</text:p>
        </text:list-item>
      </text:list>
      <text:h text:style-name="Heading_20_2" text:outline-level="2">2. Spécifications Fonctionnelles</text:h>
      <text:p text:style-name="Text_20_body">L'application doit être utilisée par un seul type de profil : l'<text:span text:style-name="Strong_20_Emphasis">Administrateur</text:span>.</text:p>
      <text:h text:style-name="Heading_20_3" text:outline-level="3">2.1 Module d'Authentification</text:h>
      <text:list text:style-name="L2">
        <text:list-item>
          <text:p text:style-name="P2">L'application doit présenter une fenêtre de connexion au lancement.</text:p>
        </text:list-item>
        <text:list-item>
          <text:p text:style-name="P2">L'administrateur doit s'identifier avec un nom d'utilisateur et un mot de passe.</text:p>
        </text:list-item>
        <text:list-item>
          <text:p text:style-name="P2">Les identifiants doivent être stockés de manière sécurisée dans une base de données locale (SQLite).</text:p>
        </text:list-item>
        <text:list-item>
          <text:p text:style-name="P2">L'administrateur doit pouvoir se déconnecter pour mettre fin à sa session.</text:p>
        </text:list-item>
      </text:list>
      <text:h text:style-name="Heading_20_3" text:outline-level="3">2.2 Tableau de Bord</text:h>
      <text:list text:style-name="L3">
        <text:list-item>
          <text:p text:style-name="P3">Doit présenter un aperçu statistique des envois effectués.</text:p>
        </text:list-item>
        <text:list-item>
          <text:p text:style-name="P3">Affichage des indicateurs clés : Nombre total d'envois, Nombre de succès, Nombre d'échecs.</text:p>
        </text:list-item>
        <text:list-item>
          <text:p text:style-name="P3"><text:soft-page-break/>Les statistiques doivent se rafraîchir automatiquement à intervalle régulier pour refléter les nouvelles données en temps quasi-réel.</text:p>
        </text:list-item>
      </text:list>
      <text:h text:style-name="Heading_20_3" text:outline-level="3">2.3 Module de Gestion des Contacts</text:h>
      <text:list text:style-name="L4">
        <text:list-item>
          <text:p text:style-name="P4">L'administrateur doit pouvoir ajouter un contact manuellement (Nom, Téléphone, Email).</text:p>
        </text:list-item>
        <text:list-item>
          <text:p text:style-name="P4">L'administrateur doit pouvoir supprimer un ou plusieurs contacts sélectionnés.</text:p>
        </text:list-item>
        <text:list-item>
          <text:p text:style-name="P4">L'administrateur doit pouvoir importer une liste de contacts en masse depuis un fichier au format CSV (format attendu : Nom,Téléphone,Email).</text:p>
        </text:list-item>
      </text:list>
      <text:h text:style-name="Heading_20_3" text:outline-level="3">2.4 Module de Gestion des Groupes</text:h>
      <text:list text:style-name="L5">
        <text:list-item>
          <text:p text:style-name="P5">L'administrateur doit pouvoir créer des groupes de contacts (ex: "Clients", "Département Info", etc.).</text:p>
        </text:list-item>
        <text:list-item>
          <text:p text:style-name="P5">L'administrateur doit pouvoir assigner un ou plusieurs contacts sélectionnés à un groupe existant.</text:p>
        </text:list-item>
        <text:list-item>
          <text:p text:style-name="P5">La suppression d'un groupe ou d'un contact doit être gérée proprement dans les tables de liaison.</text:p>
        </text:list-item>
      </text:list>
      <text:h text:style-name="Heading_20_3" text:outline-level="3">2.5 Module d'Envoi de Notifications</text:h>
      <text:list text:style-name="L6">
        <text:list-item>
          <text:p text:style-name="P6"><text:span text:style-name="Strong_20_Emphasis">Canaux d'envoi :</text:span> L'application doit disposer de panneaux distincts pour l'envoi de SMS et d'Emails.</text:p>
        </text:list-item>
        <text:list-item>
          <text:p text:style-name="P6"><text:span text:style-name="Strong_20_Emphasis">Sélection des Destinataires :</text:span> L'administrateur doit pouvoir choisir ses destinataires de deux manières :</text:p>
          <text:list>
            <text:list-item>
              <text:p text:style-name="P6">En sélectionnant manuellement des contacts individuels dans la liste.</text:p>
            </text:list-item>
            <text:list-item>
              <text:p text:style-name="P6">En sélectionnant un groupe de contacts prédéfini.</text:p>
            </text:list-item>
          </text:list>
        </text:list-item>
        <text:list-item>
          <text:p text:style-name="P6"><text:span text:style-name="Strong_20_Emphasis">Personnalisation des Messages :</text:span></text:p>
          <text:list>
            <text:list-item>
              <text:p text:style-name="P6">Pour les Emails : l'interface doit permettre de spécifier un sujet, un corps de message, et de joindre une pièce jointe.</text:p>
            </text:list-item>
            <text:list-item>
              <text:p text:style-name="P6">Pour les SMS : l'interface doit permettre de rédiger le corps du message.</text:p>
            </text:list-item>
          </text:list>
        </text:list-item>
        <text:list-item>
          <text:p text:style-name="P6"><text:span text:style-name="Strong_20_Emphasis">Accusé de Réception :</text:span> Après chaque envoi, un retour (succès/échec) de l'API doit être enregistré.</text:p>
        </text:list-item>
      </text:list>
      <text:h text:style-name="Heading_20_3" text:outline-level="3">2.6 Module de Suivi et d'Historique</text:h>
      <text:list text:style-name="L7">
        <text:list-item>
          <text:p text:style-name="P7">Un panneau "Historique" doit lister tous les envois tentés.</text:p>
        </text:list-item>
        <text:list-item>
          <text:p text:style-name="P7">Chaque entrée de l'historique doit contenir : la date/heure, le groupe de destinataires, le destinataire final, le message/sujet, le statut (Succès/Échec) et les détails de la réponse de l'API.</text:p>
        </text:list-item>
        <text:list-item>
          <text:p text:style-name="P7">L'historique doit pouvoir être rafraîchi manuellement.</text:p>
        </text:list-item>
      </text:list>
      <text:h text:style-name="Heading_20_3" text:outline-level="3"><text:soft-page-break/>2.7 Module de Planification</text:h>
      <text:list text:style-name="L8">
        <text:list-item>
          <text:p text:style-name="P8">L'administrateur doit pouvoir programmer un envoi pour une date et une heure futures.</text:p>
        </text:list-item>
        <text:list-item>
          <text:p text:style-name="P8">L'interface de planification doit permettre de configurer :</text:p>
          <text:list>
            <text:list-item>
              <text:p text:style-name="P8">Le type de destinataires (sélection individuelle ou groupe).</text:p>
            </text:list-item>
            <text:list-item>
              <text:p text:style-name="P8">Le type de message (SMS ou Email).</text:p>
            </text:list-item>
            <text:list-item>
              <text:p text:style-name="P8">Le contenu (sujet, message, pièce jointe pour les emails).</text:p>
            </text:list-item>
            <text:list-item>
              <text:p text:style-name="P8">La date et l'heure exactes de l'envoi.</text:p>
            </text:list-item>
          </text:list>
        </text:list-item>
        <text:list-item>
          <text:p text:style-name="P8">Un service en arrière-plan doit vérifier et déclencher les envois programmés à l'heure dite (l'application doit être en cours d'exécution).</text:p>
        </text:list-item>
        <text:list-item>
          <text:p text:style-name="P8">L'administrateur doit pouvoir visualiser et annuler les envois programmés qui ne sont pas encore partis.</text:p>
        </text:list-item>
      </text:list>
      <text:h text:style-name="Heading_20_2" text:outline-level="2">3. Spécifications Techniques</text:h>
      <text:h text:style-name="Heading_20_3" text:outline-level="3">3.1 Environnement de Développement</text:h>
      <text:list text:style-name="L9">
        <text:list-item>
          <text:p text:style-name="P9"><text:span text:style-name="Strong_20_Emphasis">Langage :</text:span> Java (JDK 17 ou supérieur).</text:p>
        </text:list-item>
        <text:list-item>
          <text:p text:style-name="P9"><text:span text:style-name="Strong_20_Emphasis">IDE :</text:span> Apache NetBeans.</text:p>
        </text:list-item>
        <text:list-item>
          <text:p text:style-name="P9"><text:span text:style-name="Strong_20_Emphasis">Gestion de projet et dépendances :</text:span> Apache Maven.</text:p>
        </text:list-item>
      </text:list>
      <text:h text:style-name="Heading_20_3" text:outline-level="3">3.2 Composants Applicatifs</text:h>
      <text:list text:style-name="L10">
        <text:list-item>
          <text:p text:style-name="P10"><text:span text:style-name="Strong_20_Emphasis">Interface Graphique (GUI) :</text:span> Java Swing pour une compatibilité de bureau maximale.</text:p>
        </text:list-item>
        <text:list-item>
          <text:p text:style-name="P10"><text:span text:style-name="Strong_20_Emphasis">Base de Données :</text:span> SQLite, via le driver JDBC <text:span text:style-name="Source_20_Text">sqlite-jdbc</text:span>, pour sa portabilité (base de données contenue dans un seul fichier).</text:p>
        </text:list-item>
        <text:list-item>
          <text:p text:style-name="P10"><text:span text:style-name="Strong_20_Emphasis">Dépendances externes (via Maven) :</text:span></text:p>
          <text:list>
            <text:list-item>
              <text:p text:style-name="P10"><text:span text:style-name="Source_20_Text">opencsv</text:span> : Pour la lecture des fichiers CSV.</text:p>
            </text:list-item>
            <text:list-item>
              <text:p text:style-name="P10"><text:span text:style-name="Source_20_Text">jakarta.mail</text:span> : Pour l'envoi d'emails via SMTP.</text:p>
            </text:list-item>
            <text:list-item>
              <text:p text:style-name="P10"><text:span text:style-name="Source_20_Text">org.json</text:span> : Pour le traitement des réponses JSON des API.</text:p>
            </text:list-item>
          </text:list>
        </text:list-item>
      </text:list>
      <text:h text:style-name="Heading_20_3" text:outline-level="3">3.3 Configuration et Déploiement</text:h>
      <text:list text:style-name="L11">
        <text:list-item>
          <text:p text:style-name="P11"><text:span text:style-name="Strong_20_Emphasis">Configuration :</text:span> Les informations sensibles (clés d'API, identifiants SMTP) doivent être stockées dans un fichier externe <text:span text:style-name="Source_20_Text">config.properties</text:span> à la racine du projet, pour ne pas être codées en dur.</text:p>
        </text:list-item>
        <text:list-item>
          <text:p text:style-name="P11"><text:span text:style-name="Strong_20_Emphasis">Déploiement :</text:span> L'application sera packagée en un fichier JAR exécutable (<text:span text:style-name="Source_20_Text">-jar-with-dependencies.jar</text:span>) via Maven, incluant toutes les librairies nécessaires. Pour fonctionner, le JAR devra être accompagné du fichier <text:span text:style-name="Source_20_Text">database.db</text:span> et <text:span text:style-name="Source_20_Text">config.properties</text:span>.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5T20:32:15.867607059</meta:creation-date>
    <dc:date>2025-06-15T20:35:31.004085739</dc:date>
    <meta:editing-duration>PT3M14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4" meta:paragraph-count="66" meta:word-count="803" meta:character-count="5231" meta:non-whitespace-character-count="4542"/>
  </office:meta>
</office:document-meta>
</file>